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ff" draw:marker-start-width="0.5cm" draw:marker-end-width="0.5cm" draw:fill="none" draw:fill-color="#ffffff" draw:textarea-vertical-align="middle" draw:auto-grow-width="true" fo:min-height="1.55cm" fo:min-width="2.258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svg:stroke-width="0.1cm" svg:stroke-color="#579d1c" draw:marker-start-width="0.5cm" draw:marker-end-width="0.5cm" draw:fill="none" draw:textarea-horizontal-align="justify" draw:textarea-vertical-align="middle" draw:auto-grow-height="false" fo:min-height="1.024cm" fo:min-width="2.188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579d1c" draw:marker-start-width="0.5cm" draw:marker-end-width="0.5cm" draw:fill="none" draw:textarea-horizontal-align="justify" draw:textarea-vertical-align="middle" draw:auto-grow-height="false" fo:min-height="0.924cm" fo:min-width="2.088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5cm" draw:marker-end-width="0.5cm" draw:fill="none" draw:textarea-vertical-align="middle" draw:auto-grow-height="false" fo:min-height="7.618cm" fo:min-width="0cm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Dashed_20__28_var_29_"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Dashed_20__28_var_29_"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4pt" style:font-size-asian="18pt" style:font-size-complex="18pt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858cm" svg:height="1.9cm" svg:x="1.107cm" svg:y="4.6cm">
          <draw:text-box>
            <text:p>Teacher</text:p>
          </draw:text-box>
        </draw:frame>
        <draw:frame draw:style-name="gr2" draw:text-style-name="P1" draw:layer="layout" svg:width="2.7cm" svg:height="1cm" svg:x="8.1cm" svg:y="5.5cm">
          <draw:text-box>
            <text:p>Student</text:p>
          </draw:text-box>
        </draw:frame>
        <draw:custom-shape draw:style-name="gr3" draw:text-style-name="P2" draw:layer="layout" svg:width="3.8cm" svg:height="1.8cm" svg:x="7.5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2.7cm" svg:height="1cm" svg:x="8.101cm" svg:y="3.501cm">
          <draw:text-box>
            <text:p>Student</text:p>
          </draw:text-box>
        </draw:frame>
        <draw:custom-shape draw:style-name="gr4" draw:text-style-name="P2" draw:layer="layout" svg:width="3.8cm" svg:height="1.8cm" svg:x="7.501cm" svg:y="3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2.7cm" svg:height="1cm" svg:x="8.101cm" svg:y="7.701cm">
          <draw:text-box>
            <text:p>Student</text:p>
          </draw:text-box>
        </draw:frame>
        <draw:custom-shape draw:style-name="gr4" draw:text-style-name="P2" draw:layer="layout" svg:width="3.8cm" svg:height="1.8cm" svg:x="7.501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2.7cm" svg:height="1cm" svg:x="8.001cm" svg:y="1.501cm">
          <draw:text-box>
            <text:p>Student</text:p>
          </draw:text-box>
        </draw:frame>
        <draw:custom-shape draw:style-name="gr4" draw:text-style-name="P2" draw:layer="layout" svg:width="3.8cm" svg:height="1.8cm" svg:x="7.401cm" svg:y="1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4cm" svg:y1="5cm" svg:x2="7.5cm" svg:y2="2.6cm">
          <text:p/>
        </draw:line>
        <draw:line draw:style-name="gr5" draw:text-style-name="P2" draw:layer="layout" svg:x1="4cm" svg:y1="5.5cm" svg:x2="7.426cm" svg:y2="4.025cm">
          <text:p/>
        </draw:line>
        <draw:line draw:style-name="gr5" draw:text-style-name="P2" draw:layer="layout" svg:x1="4cm" svg:y1="5.8cm" svg:x2="7.389cm" svg:y2="6.013cm">
          <text:p/>
        </draw:line>
        <draw:line draw:style-name="gr5" draw:text-style-name="P2" draw:layer="layout" svg:x1="4cm" svg:y1="6.2cm" svg:x2="7.471cm" svg:y2="8.189cm">
          <text:p/>
        </draw:line>
        <draw:frame draw:style-name="gr2" draw:text-style-name="P4" draw:layer="layout" svg:width="3cm" svg:height="1cm" svg:x="3.6cm" svg:y="2.9cm">
          <draw:text-box>
            <text:p text:style-name="P3"><text:span text:style-name="T1">exercises</text:span></text:p>
          </draw:text-box>
        </draw:frame>
        <draw:custom-shape draw:style-name="gr6" draw:text-style-name="P2" draw:layer="layout" svg:width="1.3cm" svg:height="8.3cm" svg:x="11.1cm" svg:y="0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7" draw:text-style-name="P2" draw:layer="layout" svg:x1="12.7cm" svg:y1="5cm" svg:x2="13.5cm" svg:y2="5cm">
          <text:p/>
        </draw:line>
        <draw:line draw:style-name="gr7" draw:text-style-name="P2" draw:layer="layout" svg:x1="13.5cm" svg:y1="5cm" svg:x2="13.5cm" svg:y2="10.3cm">
          <text:p/>
        </draw:line>
        <draw:line draw:style-name="gr7" draw:text-style-name="P2" draw:layer="layout" svg:x1="13.5cm" svg:y1="10.3cm" svg:x2="2.4cm" svg:y2="10.2cm">
          <text:p/>
        </draw:line>
        <draw:line draw:style-name="gr8" draw:text-style-name="P2" draw:layer="layout" svg:x1="2.4cm" svg:y1="10.2cm" svg:x2="2.4cm" svg:y2="6.6cm">
          <text:p/>
        </draw:line>
        <draw:frame draw:style-name="gr2" draw:text-style-name="P4" draw:layer="layout" svg:width="5.3cm" svg:height="1cm" svg:x="2.5cm" svg:y="9.3cm">
          <draw:text-box>
            <text:p text:style-name="P3"><text:span text:style-name="T1">Weak assess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7-02-15T17:44:17.240635000</dc:date>
    <meta:editing-duration>PT16M29S</meta:editing-duration>
    <meta:editing-cycles>5</meta:editing-cycles>
    <meta:generator>LibreOffice/5.0.3.2$MacOSX_X86_64 LibreOffice_project/e5f16313668ac592c1bfb310f4390624e3dbfb75</meta:generator>
    <meta:document-statistic meta:object-count="20"/>
  </office:meta>
</office:document-meta>
</file>